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8" manifest:media-type="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3.993cm" table:align="left"/>
    </style:style>
    <style:style style:name="Table7.A" style:family="table-column">
      <style:table-column-properties style:column-width="1.894cm"/>
    </style:style>
    <style:style style:name="Table7.B" style:family="table-column">
      <style:table-column-properties style:column-width="1.113cm"/>
    </style:style>
    <style:style style:name="Table7.C" style:family="table-column">
      <style:table-column-properties style:column-width="1.004cm"/>
    </style:style>
    <style:style style:name="Table7.D" style:family="table-column">
      <style:table-column-properties style:column-width="0.979cm"/>
    </style:style>
    <style:style style:name="Table7.E" style:family="table-column">
      <style:table-column-properties style:column-width="1.027cm"/>
    </style:style>
    <style:style style:name="Table7.H" style:family="table-column">
      <style:table-column-properties style:column-width="1.002cm"/>
    </style:style>
    <style:style style:name="Table7.L" style:family="table-column">
      <style:table-column-properties style:column-width="0.981cm"/>
    </style:style>
    <style:style style:name="Table7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8" style:family="table">
      <style:table-properties style:width="10.405cm" table:align="left"/>
    </style:style>
    <style:style style:name="Table8.A" style:family="table-column">
      <style:table-column-properties style:column-width="1.804cm"/>
    </style:style>
    <style:style style:name="Table8.B" style:family="table-column">
      <style:table-column-properties style:column-width="1.404cm"/>
    </style:style>
    <style:style style:name="Table8.C" style:family="table-column">
      <style:table-column-properties style:column-width="1.293cm"/>
    </style:style>
    <style:style style:name="Table8.D" style:family="table-column">
      <style:table-column-properties style:column-width="1.203cm"/>
    </style:style>
    <style:style style:name="Table8.G" style:family="table-column">
      <style:table-column-properties style:column-width="1.18cm"/>
    </style:style>
    <style:style style:name="Table8.H" style:family="table-column">
      <style:table-column-properties style:column-width="1.115cm"/>
    </style:style>
    <style:style style:name="Table8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" style:family="table">
      <style:table-properties style:width="13.993cm" table:align="left"/>
    </style:style>
    <style:style style:name="Table9.A" style:family="table-column">
      <style:table-column-properties style:column-width="1.767cm"/>
    </style:style>
    <style:style style:name="Table9.B" style:family="table-column">
      <style:table-column-properties style:column-width="1.039cm"/>
    </style:style>
    <style:style style:name="Table9.C" style:family="table-column">
      <style:table-column-properties style:column-width="0.937cm"/>
    </style:style>
    <style:style style:name="Table9.D" style:family="table-column">
      <style:table-column-properties style:column-width="0.912cm"/>
    </style:style>
    <style:style style:name="Table9.E" style:family="table-column">
      <style:table-column-properties style:column-width="0.96cm"/>
    </style:style>
    <style:style style:name="Table9.F" style:family="table-column">
      <style:table-column-properties style:column-width="0.914cm"/>
    </style:style>
    <style:style style:name="Table9.H" style:family="table-column">
      <style:table-column-properties style:column-width="0.935cm"/>
    </style:style>
    <style:style style:name="Table9.L" style:family="table-column">
      <style:table-column-properties style:column-width="0.915cm"/>
    </style:style>
    <style:style style:name="Table9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.N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113ed" officeooo:paragraph-rsid="006b4aa4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1113ed" officeooo:paragraph-rsid="006d6140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rsid="001113ed" officeooo:paragraph-rsid="006d6ff9"/>
    </style:style>
    <style:style style:name="P13" style:family="paragraph" style:parent-style-name="Standard">
      <style:paragraph-properties fo:text-align="center" style:justify-single-word="false"/>
      <style:text-properties style:font-name="Liberation Serif" officeooo:rsid="001113ed" officeooo:paragraph-rsid="006f5eed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rsid="001113ed" officeooo:paragraph-rsid="006f7b96"/>
    </style:style>
    <style:style style:name="P15" style:family="paragraph" style:parent-style-name="Standard">
      <style:paragraph-properties fo:text-align="center" style:justify-single-word="false"/>
      <style:text-properties style:font-name="Liberation Serif" officeooo:rsid="001113ed" officeooo:paragraph-rsid="007285c7"/>
    </style:style>
    <style:style style:name="P16" style:family="paragraph" style:parent-style-name="Standard">
      <style:paragraph-properties fo:text-align="center" style:justify-single-word="false"/>
      <style:text-properties style:font-name="Liberation Serif" officeooo:rsid="001113ed" officeooo:paragraph-rsid="007e9927"/>
    </style:style>
    <style:style style:name="P17" style:family="paragraph" style:parent-style-name="Standard">
      <style:paragraph-properties fo:text-align="center" style:justify-single-word="false"/>
      <style:text-properties style:font-name="Liberation Serif" officeooo:rsid="001113ed" officeooo:paragraph-rsid="008980c4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rsid="001113ed" officeooo:paragraph-rsid="008a36e2"/>
    </style:style>
    <style:style style:name="P19" style:family="paragraph" style:parent-style-name="Standard">
      <style:paragraph-properties fo:text-align="center" style:justify-single-word="false"/>
      <style:text-properties style:font-name="Liberation Serif" officeooo:rsid="001113ed" officeooo:paragraph-rsid="008af5f5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1113ed" officeooo:paragraph-rsid="006b4aa4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1113ed" officeooo:paragraph-rsid="006c2af8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1113ed" officeooo:paragraph-rsid="006d6140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1113ed" officeooo:paragraph-rsid="007285c7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1113ed" officeooo:paragraph-rsid="0074aa46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1113ed" officeooo:paragraph-rsid="0078ae39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1113ed" officeooo:paragraph-rsid="007e9927"/>
    </style:style>
    <style:style style:name="P55" style:family="paragraph" style:parent-style-name="Standard">
      <style:text-properties style:font-name="Liberation Serif" officeooo:rsid="001113ed" officeooo:paragraph-rsid="001113ed"/>
    </style:style>
    <style:style style:name="P56" style:family="paragraph" style:parent-style-name="Standard">
      <style:text-properties style:font-name="Liberation Serif" officeooo:rsid="00146fdd" officeooo:paragraph-rsid="00146fdd"/>
    </style:style>
    <style:style style:name="P57" style:family="paragraph" style:parent-style-name="Standard">
      <style:text-properties style:font-name="Liberation Serif" officeooo:rsid="00146fdd" officeooo:paragraph-rsid="001816b6"/>
    </style:style>
    <style:style style:name="P58" style:family="paragraph" style:parent-style-name="Standard">
      <style:text-properties style:font-name="Liberation Serif" officeooo:rsid="00146fdd" officeooo:paragraph-rsid="001944bd"/>
    </style:style>
    <style:style style:name="P59" style:family="paragraph" style:parent-style-name="Standard">
      <style:text-properties style:font-name="Liberation Serif" officeooo:rsid="001944bd" officeooo:paragraph-rsid="001944bd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61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62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63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64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66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68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70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71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72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73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74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75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76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78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80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89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97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98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99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100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101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102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103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104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105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106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107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108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109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110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111" style:family="paragraph" style:parent-style-name="Standard">
      <style:paragraph-properties fo:text-align="start" style:justify-single-word="false"/>
      <style:text-properties style:font-name="Liberation Serif" officeooo:rsid="006b4aa4" officeooo:paragraph-rsid="006b4aa4"/>
    </style:style>
    <style:style style:name="P112" style:family="paragraph" style:parent-style-name="Standard">
      <style:paragraph-properties fo:text-align="start" style:justify-single-word="false"/>
      <style:text-properties style:font-name="Liberation Serif" officeooo:rsid="006c2af8" officeooo:paragraph-rsid="006b4aa4"/>
    </style:style>
    <style:style style:name="P113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P114" style:family="paragraph" style:parent-style-name="Standard">
      <style:paragraph-properties fo:text-align="start" style:justify-single-word="false"/>
      <style:text-properties style:font-name="Liberation Serif" officeooo:rsid="006d6ff9" officeooo:paragraph-rsid="006d6ff9"/>
    </style:style>
    <style:style style:name="P115" style:family="paragraph" style:parent-style-name="Standard">
      <style:paragraph-properties fo:text-align="start" style:justify-single-word="false"/>
      <style:text-properties style:font-name="Liberation Serif" officeooo:rsid="006f7b96" officeooo:paragraph-rsid="006f7b96"/>
    </style:style>
    <style:style style:name="P116" style:family="paragraph" style:parent-style-name="Standard">
      <style:paragraph-properties fo:text-align="start" style:justify-single-word="false"/>
      <style:text-properties style:font-name="Liberation Serif" officeooo:rsid="008980c4" officeooo:paragraph-rsid="008980c4"/>
    </style:style>
    <style:style style:name="P117" style:family="paragraph" style:parent-style-name="Standard">
      <style:paragraph-properties fo:text-align="start" style:justify-single-word="false"/>
      <style:text-properties style:font-name="Liberation Serif" officeooo:rsid="008a36e2" officeooo:paragraph-rsid="008a36e2"/>
    </style:style>
    <style:style style:name="P118" style:family="paragraph" style:parent-style-name="Standard">
      <style:paragraph-properties fo:text-align="start" style:justify-single-word="false"/>
      <style:text-properties style:font-name="Liberation Serif" officeooo:rsid="008af5f5" officeooo:paragraph-rsid="008af5f5"/>
    </style:style>
    <style:style style:name="P119" style:family="paragraph" style:parent-style-name="Standard">
      <style:text-properties officeooo:rsid="00146fdd" officeooo:paragraph-rsid="001816b6"/>
    </style:style>
    <style:style style:name="P120" style:family="paragraph" style:parent-style-name="Standard">
      <style:text-properties officeooo:rsid="00146fdd" officeooo:paragraph-rsid="001944bd"/>
    </style:style>
    <style:style style:name="P121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122" style:family="paragraph" style:parent-style-name="Standard">
      <style:text-properties officeooo:paragraph-rsid="002ec8d4"/>
    </style:style>
    <style:style style:name="P123" style:family="paragraph" style:parent-style-name="Standard">
      <style:text-properties officeooo:paragraph-rsid="0074aa46"/>
    </style:style>
    <style:style style:name="P124" style:family="paragraph" style:parent-style-name="Standard">
      <style:text-properties officeooo:paragraph-rsid="0079f35b"/>
    </style:style>
    <style:style style:name="P125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126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127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128" style:family="paragraph" style:parent-style-name="Table_20_Contents">
      <style:paragraph-properties fo:text-align="center" style:justify-single-word="false"/>
    </style:style>
    <style:style style:name="P129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130" style:family="paragraph" style:parent-style-name="Table_20_Contents">
      <style:text-properties officeooo:rsid="001bd6d8" officeooo:paragraph-rsid="001bd6d8"/>
    </style:style>
    <style:style style:name="P131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132" style:family="paragraph" style:parent-style-name="Table_20_Contents">
      <style:paragraph-properties fo:text-align="end" style:justify-single-word="false"/>
    </style:style>
    <style:style style:name="P133" style:family="paragraph" style:parent-style-name="Table_20_Contents">
      <style:paragraph-properties fo:text-align="start" style:justify-single-word="false"/>
    </style:style>
    <style:style style:name="P134" style:family="paragraph" style:parent-style-name="Table_20_Contents">
      <style:text-properties officeooo:rsid="001c9de3" officeooo:paragraph-rsid="001c9de3"/>
    </style:style>
    <style:style style:name="P135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136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137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285c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695a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cdc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9d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73a86" officeooo:paragraph-rsid="00773a8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9f35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start" style:justify-single-word="false"/>
      <style:text-properties style:font-name="Liberation Serif" officeooo:rsid="008af5f5" officeooo:paragraph-rsid="008af5f5"/>
    </style:style>
    <style:style style:name="P161" style:family="paragraph" style:parent-style-name="Standard">
      <style:paragraph-properties fo:text-align="start" style:justify-single-word="false"/>
      <style:text-properties style:font-name="Liberation Serif" officeooo:rsid="001113ed" officeooo:paragraph-rsid="0090ad07"/>
    </style:style>
    <style:style style:name="P162" style:family="paragraph" style:parent-style-name="Standard">
      <style:paragraph-properties fo:text-align="center" style:justify-single-word="false"/>
      <style:text-properties style:font-name="Liberation Serif" officeooo:rsid="001113ed" officeooo:paragraph-rsid="008d6ef4"/>
    </style:style>
    <style:style style:name="P163" style:family="paragraph" style:parent-style-name="Standard">
      <style:paragraph-properties fo:text-align="center" style:justify-single-word="false"/>
      <style:text-properties style:font-name="Liberation Serif" officeooo:rsid="001113ed" officeooo:paragraph-rsid="0090ad07"/>
    </style:style>
    <style:style style:name="P164" style:family="paragraph" style:parent-style-name="Standard">
      <style:paragraph-properties fo:text-align="center" style:justify-single-word="false"/>
      <style:text-properties style:font-name="Liberation Serif" officeooo:rsid="001113ed" officeooo:paragraph-rsid="009847cb"/>
    </style:style>
    <style:style style:name="P165" style:family="paragraph" style:parent-style-name="Standard">
      <style:paragraph-properties fo:text-align="start" style:justify-single-word="false"/>
      <style:text-properties style:font-name="Liberation Serif" officeooo:rsid="008d6ef4" officeooo:paragraph-rsid="008d6ef4"/>
    </style:style>
    <style:style style:name="P166" style:family="paragraph" style:parent-style-name="Standard">
      <style:paragraph-properties fo:text-align="start" style:justify-single-word="false"/>
      <style:text-properties style:font-name="Liberation Serif" officeooo:rsid="008d6ef4" officeooo:paragraph-rsid="008ef787"/>
    </style:style>
    <style:style style:name="P167" style:family="paragraph" style:parent-style-name="Standard">
      <style:paragraph-properties fo:text-align="start" style:justify-single-word="false"/>
      <style:text-properties style:font-name="Liberation Serif" officeooo:rsid="0090ad07" officeooo:paragraph-rsid="0090ad07"/>
    </style:style>
    <style:style style:name="P168" style:family="paragraph" style:parent-style-name="Standard">
      <style:paragraph-properties fo:text-align="start" style:justify-single-word="false"/>
      <style:text-properties style:font-name="Liberation Serif" officeooo:rsid="009847cb" officeooo:paragraph-rsid="009847cb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61eef"/>
    </style:style>
    <style:style style:name="T47" style:family="text">
      <style:text-properties officeooo:rsid="006b4aa4"/>
    </style:style>
    <style:style style:name="T48" style:family="text">
      <style:text-properties officeooo:rsid="006d6140"/>
    </style:style>
    <style:style style:name="T49" style:family="text">
      <style:text-properties officeooo:rsid="006f5eed"/>
    </style:style>
    <style:style style:name="T50" style:family="text">
      <style:text-properties officeooo:rsid="007285c7"/>
    </style:style>
    <style:style style:name="T51" style:family="text">
      <style:text-properties officeooo:rsid="0073bf3b"/>
    </style:style>
    <style:style style:name="T52" style:family="text">
      <style:text-properties officeooo:rsid="00749d4f"/>
    </style:style>
    <style:style style:name="T53" style:family="text">
      <style:text-properties officeooo:rsid="0074aa46"/>
    </style:style>
    <style:style style:name="T54" style:family="text">
      <style:text-properties style:text-position="super 58%" officeooo:rsid="00749d4f"/>
    </style:style>
    <style:style style:name="T55" style:family="text">
      <style:text-properties officeooo:rsid="007890e3"/>
    </style:style>
    <style:style style:name="T56" style:family="text">
      <style:text-properties officeooo:rsid="0078ae39"/>
    </style:style>
    <style:style style:name="T57" style:family="text">
      <style:text-properties officeooo:rsid="0079f35b"/>
    </style:style>
    <style:style style:name="T58" style:family="text">
      <style:text-properties officeooo:rsid="007cdc20"/>
    </style:style>
    <style:style style:name="T59" style:family="text">
      <style:text-properties officeooo:rsid="007e9927"/>
    </style:style>
    <style:style style:name="T60" style:family="text">
      <style:text-properties officeooo:rsid="008980c4"/>
    </style:style>
    <style:style style:name="T61" style:family="text">
      <style:text-properties officeooo:rsid="008a36e2"/>
    </style:style>
    <style:style style:name="T62" style:family="text">
      <style:text-properties officeooo:rsid="008af5f5"/>
    </style:style>
    <style:style style:name="T63" style:family="text">
      <style:text-properties officeooo:rsid="008d6ef4"/>
    </style:style>
    <style:style style:name="T64" style:family="text">
      <style:text-properties officeooo:rsid="008ef787"/>
    </style:style>
    <style:style style:name="T65" style:family="text">
      <style:text-properties style:font-name="Liberation Serif1" officeooo:rsid="008ef787" style:font-name-asian="Liberation Serif1" style:font-name-complex="Liberation Serif1"/>
    </style:style>
    <style:style style:name="T66" style:family="text">
      <style:text-properties officeooo:rsid="0090ad07"/>
    </style:style>
    <style:style style:name="T67" style:family="text">
      <style:text-properties officeooo:rsid="00911ae0"/>
    </style:style>
    <style:style style:name="T68" style:family="text">
      <style:text-properties officeooo:rsid="0092dc70"/>
    </style:style>
    <style:style style:name="T69" style:family="text">
      <style:text-properties officeooo:rsid="0099bfd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<text:span text:style-name="T48">I</text:span>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20">Задача 1.</text:p>
      <text:p text:style-name="P20"/>
      <text:p text:style-name="P20"><draw:frame draw:style-name="fr1" draw:name="Object1" text:anchor-type="as-char" svg:y="-0.619cm" svg:width="1.602cm" svg:height="0.998cm" draw:z-index="4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55"/>
      <text:p text:style-name="P56">Задача 2.</text:p>
      <text:p text:style-name="P56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25">S</text:p>
          </table:table-cell>
          <table:table-cell table:style-name="Table1.A1" office:value-type="string">
            <text:p text:style-name="P126">V</text:p>
          </table:table-cell>
          <table:table-cell table:style-name="Table1.A1" office:value-type="string">
            <text:p text:style-name="P135">v</text:p>
          </table:table-cell>
          <table:table-cell table:style-name="Table1.D1" office:value-type="string">
            <text:p text:style-name="P128"><draw:frame draw:style-name="fr1" draw:name="Object9" text:anchor-type="as-char" svg:y="-0.619cm" svg:width="1.184cm" svg:height="0.998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26">900</text:p>
          </table:table-cell>
          <table:table-cell table:style-name="Table1.A2" office:value-type="string">
            <text:p text:style-name="P126">16</text:p>
          </table:table-cell>
          <table:table-cell table:style-name="Table1.A2" office:value-type="string">
            <text:p text:style-name="P126">4</text:p>
          </table:table-cell>
          <table:table-cell table:style-name="Table1.D2" office:value-type="string">
            <text:p text:style-name="P129">75</text:p>
          </table:table-cell>
        </table:table-row>
        <table:table-row>
          <table:table-cell table:style-name="Table1.A2" office:value-type="string">
            <text:p text:style-name="P126">300</text:p>
          </table:table-cell>
          <table:table-cell table:style-name="Table1.A2" office:value-type="string">
            <text:p text:style-name="P126">15</text:p>
          </table:table-cell>
          <table:table-cell table:style-name="Table1.A2" office:value-type="string">
            <text:p text:style-name="P126">3</text:p>
          </table:table-cell>
          <table:table-cell table:style-name="Table1.D2" office:value-type="string">
            <text:p text:style-name="P129">25</text:p>
          </table:table-cell>
        </table:table-row>
        <table:table-row>
          <table:table-cell table:style-name="Table1.A2" office:value-type="string">
            <text:p text:style-name="P126">350</text:p>
          </table:table-cell>
          <table:table-cell table:style-name="Table1.A2" office:value-type="string">
            <text:p text:style-name="P126">14</text:p>
          </table:table-cell>
          <table:table-cell table:style-name="Table1.A2" office:value-type="string">
            <text:p text:style-name="P126">3,5</text:p>
          </table:table-cell>
          <table:table-cell table:style-name="Table1.D2" office:value-type="string">
            <text:p text:style-name="P128"><draw:frame draw:style-name="fr1" draw:name="Object11" text:anchor-type="as-char" svg:y="-0.619cm" svg:width="0.974cm" svg:height="0.998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26">210</text:p>
          </table:table-cell>
          <table:table-cell table:style-name="Table1.A2" office:value-type="string">
            <text:p text:style-name="P126">12</text:p>
          </table:table-cell>
          <table:table-cell table:style-name="Table1.A2" office:value-type="string">
            <text:p text:style-name="P126">3,1</text:p>
          </table:table-cell>
          <table:table-cell table:style-name="Table1.D2" office:value-type="string">
            <text:p text:style-name="P128"><draw:frame draw:style-name="fr1" draw:name="Object12" text:anchor-type="as-char" svg:y="-0.619cm" svg:width="1.189cm" svg:height="0.998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26">120</text:p>
          </table:table-cell>
          <table:table-cell table:style-name="Table1.A2" office:value-type="string">
            <text:p text:style-name="P126">13,5</text:p>
          </table:table-cell>
          <table:table-cell table:style-name="Table1.A2" office:value-type="string">
            <text:p text:style-name="P128"><draw:frame draw:style-name="fr1" draw:name="Object10" text:anchor-type="as-char" svg:y="-0.619cm" svg:width="0.762cm" svg:height="0.998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128"><draw:frame draw:style-name="fr1" draw:name="Object13" text:anchor-type="as-char" svg:y="-0.619cm" svg:width="1.171cm" svg:height="0.998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56"/>
      <text:p text:style-name="P119"><text:span text:style-name="T1">Задача </text:span><text:span text:style-name="T2">3</text:span><text:span text:style-name="T1">.</text:span></text:p>
      <text:p text:style-name="P57"/>
      <text:p text:style-name="P57"><draw:frame draw:style-name="fr1" draw:name="Object14" text:anchor-type="as-char" svg:y="-0.619cm" svg:width="1.118cm" svg:height="0.998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57"/>
      <text:p text:style-name="P120"><text:span text:style-name="T1">Задача </text:span><text:span text:style-name="T3">4</text:span><text:span text:style-name="T1">.</text:span></text:p>
      <text:p text:style-name="P58"/>
      <text:p text:style-name="P120"><text:span text:style-name="T1"><draw:frame draw:style-name="fr1" draw:name="Object15" text:anchor-type="as-char" svg:y="-0.619cm" svg:width="1.221cm" svg:height="0.998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5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0"/>
          </table:table-cell>
          <table:table-cell table:style-name="Table2.B1" office:value-type="string">
            <text:p text:style-name="P130">250</text:p>
          </table:table-cell>
          <table:table-cell table:style-name="Table2.C1" office:value-type="string">
            <text:p text:style-name="P130">18</text:p>
          </table:table-cell>
        </table:table-row>
        <table:table-row>
          <table:table-cell table:style-name="Table2.A1" office:value-type="string">
            <text:p text:style-name="P131">-</text:p>
          </table:table-cell>
          <table:table-cell table:style-name="Table2.B2" office:value-type="string">
            <text:p text:style-name="P130">18</text:p>
          </table:table-cell>
          <table:table-cell table:style-name="Table2.A1" office:value-type="string">
            <text:p text:style-name="P130">1<text:span text:style-name="T7">3.(8)</text:span></text:p>
          </table:table-cell>
        </table:table-row>
        <table:table-row>
          <table:table-cell table:style-name="Table2.A1" office:value-type="string">
            <text:p text:style-name="P132">-</text:p>
          </table:table-cell>
          <table:table-cell table:style-name="Table2.A1" office:value-type="string">
            <text:p text:style-name="P133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30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32">-</text:p>
          </table:table-cell>
          <table:table-cell table:style-name="Table2.A1" office:value-type="string">
            <text:p text:style-name="P130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34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34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121"><text:soft-page-break/><text:span text:style-name="T1">§ </text:span><text:span text:style-name="T4">2</text:span></text:p>
      <text:p text:style-name="P21"/>
      <text:p text:style-name="P22">Задача 1.</text:p>
      <text:p text:style-name="P22"/>
      <text:p text:style-name="P60">a = b + c</text:p>
      <text:p text:style-name="P60"/>
      <text:p text:style-name="P22">Задача <text:span text:style-name="T8">2</text:span>.</text:p>
      <text:p text:style-name="P22"/>
      <text:p text:style-name="P60">S = k * n</text:p>
      <text:p text:style-name="P60"/>
      <text:p text:style-name="P22">Задача <text:span text:style-name="T8">3</text:span>.</text:p>
      <text:p text:style-name="P22"/>
      <text:p text:style-name="P60"><text:span text:style-name="T10">a</text:span> = b <text:span text:style-name="T10">+ c</text:span></text:p>
      <text:p text:style-name="P60"/>
      <text:p text:style-name="P60"><text:s/><text:span text:style-name="T9">Задача </text:span>4<text:span text:style-name="T9">.</text:span></text:p>
      <text:p text:style-name="P60"/>
      <text:p text:style-name="P60">S = v * t</text:p>
      <text:p text:style-name="P60"/>
      <text:p text:style-name="P60"><text:s/><text:span text:style-name="T9">Задача </text:span>5<text:span text:style-name="T9">.</text:span></text:p>
      <text:p text:style-name="P60"/>
      <text:p text:style-name="P60">p = m * n</text:p>
      <text:p text:style-name="P60"/>
      <text:p text:style-name="P3"/>
      <text:p text:style-name="P3">§ <text:span text:style-name="T11">3</text:span></text:p>
      <text:p text:style-name="P3"/>
      <text:p text:style-name="P23">Задача 1.</text:p>
      <text:p text:style-name="P23"/>
      <text:p text:style-name="P61">S = a * (a — b)</text:p>
      <text:p text:style-name="P61"/>
      <text:p text:style-name="P23">Задача <text:span text:style-name="T11">2</text:span>.</text:p>
      <text:p text:style-name="P23"/>
      <text:p text:style-name="P62">A = a * m + (a — b) * n</text:p>
      <text:p text:style-name="P61"/>
      <text:p text:style-name="P23">Задача <text:span text:style-name="T11">3</text:span>.</text:p>
      <text:p text:style-name="P23"/>
      <text:p text:style-name="P63">n = (m — a) + (m — b)</text:p>
      <text:p text:style-name="P63"/>
      <text:p text:style-name="P63"/>
      <text:p text:style-name="P4">§ <text:span text:style-name="T12">4</text:span></text:p>
      <text:p text:style-name="P63"/>
      <text:p text:style-name="P24">Задача 1.</text:p>
      <text:p text:style-name="P24"/>
      <text:p text:style-name="P71">b = 50a</text:p>
      <text:p text:style-name="P64"/>
      <text:p text:style-name="P24">Задача <text:span text:style-name="T12">2</text:span>.</text:p>
      <text:p text:style-name="P24"/>
      <text:p text:style-name="P71">p = 4a</text:p>
      <text:p text:style-name="P24"/>
      <text:p text:style-name="P24">Задача <text:span text:style-name="T12">3</text:span>.</text:p>
      <text:p text:style-name="P24"/>
      <text:p text:style-name="P64">p = 2a + 2b</text:p>
      <text:p text:style-name="P64"/>
      <text:p text:style-name="P24"><text:soft-page-break/>Задача <text:span text:style-name="T12">4</text:span>.</text:p>
      <text:p text:style-name="P24"/>
      <text:p text:style-name="P65"><text:span text:style-name="T15">c = 5</text:span>a <text:span text:style-name="T11">—</text:span> <text:span text:style-name="T15">b</text:span></text:p>
      <text:p text:style-name="P24"/>
      <text:p text:style-name="P25">Задача <text:span text:style-name="T13">5</text:span>.</text:p>
      <text:p text:style-name="P25"/>
      <text:p text:style-name="P66">a = <text:span text:style-name="T15">b + 2b</text:span></text:p>
      <text:p text:style-name="P66"/>
      <text:p text:style-name="P25">Задача <text:span text:style-name="T13">6</text:span>.</text:p>
      <text:p text:style-name="P25"/>
      <text:p text:style-name="P66">A = <text:span text:style-name="T15">a + 2a + 4a</text:span></text:p>
      <text:p text:style-name="P66"/>
      <text:p text:style-name="P25">Задача <text:span text:style-name="T13">7</text:span>.</text:p>
      <text:p text:style-name="P25"/>
      <text:p text:style-name="P73"><text:span text:style-name="T16">p </text:span>= <text:span text:style-name="T16">m — (</text:span>2m <text:span text:style-name="T11">—</text:span> n<text:span text:style-name="T16">)</text:span></text:p>
      <text:p text:style-name="P72"/>
      <text:p text:style-name="P26">Задача <text:span text:style-name="T14">8</text:span>.</text:p>
      <text:p text:style-name="P26"/>
      <text:p text:style-name="P68">p = <text:span text:style-name="T16">2</text:span>a <text:span text:style-name="T16">+ (a — b)</text:span></text:p>
      <text:p text:style-name="P67"/>
      <text:p text:style-name="P26">Задача <text:span text:style-name="T14">9</text:span>.</text:p>
      <text:p text:style-name="P26"/>
      <text:p text:style-name="P74">A =<draw:frame draw:style-name="fr1" draw:name="Object17" text:anchor-type="as-char" svg:y="-0.619cm" svg:width="0.497cm" svg:height="0.998cm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67"/>
      <text:p text:style-name="P26">Задача <text:span text:style-name="T14">10</text:span>.</text:p>
      <text:p text:style-name="P26"/>
      <text:p text:style-name="P67">N = 10a + b</text:p>
      <text:p text:style-name="P67"/>
      <text:p text:style-name="P26">Задача <text:span text:style-name="T14">11</text:span>.</text:p>
      <text:p text:style-name="P26"/>
      <text:p text:style-name="P67">n = 100a + 10b + c</text:p>
      <text:p text:style-name="P67"/>
      <text:p text:style-name="P26">Задача <text:span text:style-name="T14">12</text:span>.</text:p>
      <text:p text:style-name="P26"/>
      <text:p text:style-name="P70">a <text:span text:style-name="T16">+ b </text:span>= <text:span text:style-name="T16">2a — b</text:span></text:p>
      <text:p text:style-name="P69"/>
      <text:p text:style-name="P27">Задача <text:span text:style-name="T14">13</text:span>.</text:p>
      <text:p text:style-name="P27"/>
      <text:p text:style-name="P76">a <text:span text:style-name="T11">—</text:span> c = 2(b <text:span text:style-name="T11">—</text:span> 3c)</text:p>
      <text:p text:style-name="P75"/>
      <text:p text:style-name="P75"/>
      <text:p text:style-name="P5">§ <text:span text:style-name="T17">5</text:span></text:p>
      <text:p text:style-name="P5"/>
      <text:p text:style-name="P28">Задача 1.</text:p>
      <text:p text:style-name="P28"/>
      <text:p text:style-name="P77">4 * 4 = 2 * 2 * 2 * 2 = 16</text:p>
      <text:p text:style-name="P77"/>
      <text:p text:style-name="P28">Задача <text:span text:style-name="T18">2</text:span>.</text:p>
      <text:p text:style-name="P28"/>
      <text:p text:style-name="P28"><draw:frame draw:style-name="fr1" draw:name="Object18" text:anchor-type="as-char" svg:y="-0.437cm" svg:width="1.178cm" svg:height="0.527cm" draw:z-index="23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24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2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28"/>
      <text:p text:style-name="P29"><text:soft-page-break/>Задача <text:span text:style-name="T20">3</text:span>.</text:p>
      <text:p text:style-name="P29"/>
      <text:p text:style-name="P29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29"/>
      <text:p text:style-name="P30">Задача <text:span text:style-name="T21">4</text:span>.</text:p>
      <text:p text:style-name="P30"/>
      <text:p text:style-name="P78">a = 0;<draw:frame draw:style-name="fr1" draw:name="Object29" text:anchor-type="as-char" svg:y="-0.437cm" svg:width="0.556cm" svg:height="0.527cm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78"/>
      <text:p text:style-name="P31">Задача <text:span text:style-name="T22">5</text:span>.</text:p>
      <text:p text:style-name="P31"/>
      <text:p text:style-name="P79">Несправедливо.</text:p>
      <text:p text:style-name="P79"/>
      <text:p text:style-name="P31">Задача <text:span text:style-name="T22">6</text:span>.</text:p>
      <text:p text:style-name="P31"/>
      <text:p text:style-name="P31"><draw:frame draw:style-name="fr1" draw:name="Object31" text:anchor-type="as-char" svg:y="-0.681cm" svg:width="2.87cm" svg:height="1.148cm" draw:z-index="36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3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45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31"/>
      <text:p text:style-name="P31">Задача <text:span text:style-name="T22">7</text:span>.</text:p>
      <text:p text:style-name="P31"/>
      <text:p text:style-name="P31"><text:span text:style-name="T24">a = 25;</text:span><draw:frame draw:style-name="fr1" draw:name="Object34" text:anchor-type="as-char" svg:y="-0.437cm" svg:width="0.758cm" svg:height="0.527cm" draw:z-index="47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31"/>
      <text:p text:style-name="P31">Задача <text:span text:style-name="T22">8</text:span>.</text:p>
      <text:p text:style-name="P3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6">a</text:p>
          </table:table-cell>
          <table:table-cell table:style-name="Table3.B1" office:value-type="string">
            <text:p text:style-name="P127"><draw:frame draw:style-name="fr1" draw:name="Object35" text:anchor-type="as-char" svg:y="-0.437cm" svg:width="2.117cm" svg:height="0.527cm" draw:z-index="48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36">1</text:p>
          </table:table-cell>
          <table:table-cell table:style-name="Table3.B2" office:value-type="string">
            <text:p text:style-name="P137">8</text:p>
          </table:table-cell>
        </table:table-row>
        <table:table-row>
          <table:table-cell table:style-name="Table3.A2" office:value-type="string">
            <text:p text:style-name="P136">2</text:p>
          </table:table-cell>
          <table:table-cell table:style-name="Table3.B2" office:value-type="string">
            <text:p text:style-name="P137">5</text:p>
          </table:table-cell>
        </table:table-row>
        <table:table-row>
          <table:table-cell table:style-name="Table3.A2" office:value-type="string">
            <text:p text:style-name="P136">3</text:p>
          </table:table-cell>
          <table:table-cell table:style-name="Table3.B2" office:value-type="string">
            <text:p text:style-name="P137">4</text:p>
          </table:table-cell>
        </table:table-row>
        <table:table-row>
          <table:table-cell table:style-name="Table3.A2" office:value-type="string">
            <text:p text:style-name="P136">4</text:p>
          </table:table-cell>
          <table:table-cell table:style-name="Table3.B2" office:value-type="string">
            <text:p text:style-name="P137">5</text:p>
          </table:table-cell>
        </table:table-row>
        <table:table-row>
          <table:table-cell table:style-name="Table3.A2" office:value-type="string">
            <text:p text:style-name="P136">5</text:p>
          </table:table-cell>
          <table:table-cell table:style-name="Table3.B2" office:value-type="string">
            <text:p text:style-name="P137">8</text:p>
          </table:table-cell>
        </table:table-row>
      </table:table>
      <text:p text:style-name="P122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138">a</text:p>
          </table:table-cell>
          <table:table-cell table:style-name="Table4.A1" office:value-type="string">
            <text:p text:style-name="P139"><draw:frame draw:style-name="fr1" draw:name="Object36" text:anchor-type="as-char" svg:y="-0.437cm" svg:width="0.554cm" svg:height="0.527cm" draw:z-index="51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139"><draw:frame draw:style-name="fr1" draw:name="Object37" text:anchor-type="as-char" svg:y="-0.437cm" svg:width="0.556cm" svg:height="0.527cm" draw:z-index="52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38">1</text:p>
          </table:table-cell>
          <table:table-cell table:style-name="Table4.A2" office:value-type="string">
            <text:p text:style-name="P138">1</text:p>
          </table:table-cell>
          <table:table-cell table:style-name="Table4.C2" office:value-type="string">
            <text:p text:style-name="P138">1</text:p>
          </table:table-cell>
        </table:table-row>
        <table:table-row>
          <table:table-cell table:style-name="Table4.A2" office:value-type="string">
            <text:p text:style-name="P138">2</text:p>
          </table:table-cell>
          <table:table-cell table:style-name="Table4.A2" office:value-type="string">
            <text:p text:style-name="P138">4</text:p>
          </table:table-cell>
          <table:table-cell table:style-name="Table4.C2" office:value-type="string">
            <text:p text:style-name="P138">8</text:p>
          </table:table-cell>
        </table:table-row>
        <table:table-row>
          <table:table-cell table:style-name="Table4.A2" office:value-type="string">
            <text:p text:style-name="P138">3</text:p>
          </table:table-cell>
          <table:table-cell table:style-name="Table4.A2" office:value-type="string">
            <text:p text:style-name="P138">9</text:p>
          </table:table-cell>
          <table:table-cell table:style-name="Table4.C2" office:value-type="string">
            <text:p text:style-name="P138">27</text:p>
          </table:table-cell>
        </table:table-row>
        <table:table-row>
          <table:table-cell table:style-name="Table4.A2" office:value-type="string">
            <text:p text:style-name="P138">4</text:p>
          </table:table-cell>
          <table:table-cell table:style-name="Table4.A2" office:value-type="string">
            <text:p text:style-name="P138">16</text:p>
          </table:table-cell>
          <table:table-cell table:style-name="Table4.C2" office:value-type="string">
            <text:p text:style-name="P138">64</text:p>
          </table:table-cell>
        </table:table-row>
        <table:table-row>
          <table:table-cell table:style-name="Table4.A2" office:value-type="string">
            <text:p text:style-name="P138">5</text:p>
          </table:table-cell>
          <table:table-cell table:style-name="Table4.A2" office:value-type="string">
            <text:p text:style-name="P138">25</text:p>
          </table:table-cell>
          <table:table-cell table:style-name="Table4.C2" office:value-type="string">
            <text:p text:style-name="P138">125</text:p>
          </table:table-cell>
        </table:table-row>
        <table:table-row>
          <table:table-cell table:style-name="Table4.A2" office:value-type="string">
            <text:p text:style-name="P138">6</text:p>
          </table:table-cell>
          <table:table-cell table:style-name="Table4.A2" office:value-type="string">
            <text:p text:style-name="P138">36</text:p>
          </table:table-cell>
          <table:table-cell table:style-name="Table4.C2" office:value-type="string">
            <text:p text:style-name="P138">216</text:p>
          </table:table-cell>
        </table:table-row>
        <table:table-row>
          <table:table-cell table:style-name="Table4.A2" office:value-type="string">
            <text:p text:style-name="P138">7</text:p>
          </table:table-cell>
          <table:table-cell table:style-name="Table4.A2" office:value-type="string">
            <text:p text:style-name="P138">49</text:p>
          </table:table-cell>
          <table:table-cell table:style-name="Table4.C2" office:value-type="string">
            <text:p text:style-name="P138">343</text:p>
          </table:table-cell>
        </table:table-row>
        <table:table-row>
          <table:table-cell table:style-name="Table4.A2" office:value-type="string">
            <text:p text:style-name="P138">8</text:p>
          </table:table-cell>
          <table:table-cell table:style-name="Table4.A2" office:value-type="string">
            <text:p text:style-name="P138">64</text:p>
          </table:table-cell>
          <table:table-cell table:style-name="Table4.C2" office:value-type="string">
            <text:p text:style-name="P138">512</text:p>
          </table:table-cell>
        </table:table-row>
        <table:table-row>
          <table:table-cell table:style-name="Table4.A2" office:value-type="string">
            <text:p text:style-name="P138">9</text:p>
          </table:table-cell>
          <table:table-cell table:style-name="Table4.A2" office:value-type="string">
            <text:p text:style-name="P138">81</text:p>
          </table:table-cell>
          <table:table-cell table:style-name="Table4.C2" office:value-type="string">
            <text:p text:style-name="P138">729</text:p>
          </table:table-cell>
        </table:table-row>
        <table:table-row>
          <table:table-cell table:style-name="Table4.A2" office:value-type="string">
            <text:p text:style-name="P138">10</text:p>
          </table:table-cell>
          <table:table-cell table:style-name="Table4.A2" office:value-type="string">
            <text:p text:style-name="P138">100</text:p>
          </table:table-cell>
          <table:table-cell table:style-name="Table4.C2" office:value-type="string">
            <text:p text:style-name="P138">1000</text:p>
          </table:table-cell>
        </table:table-row>
      </table:table>
      <text:p text:style-name="P122"/>
      <text:p text:style-name="P32"/>
      <text:p text:style-name="P32"/>
      <text:p text:style-name="P32"/>
      <text:p text:style-name="P32"><text:soft-page-break/>Задача <text:span text:style-name="T23">9</text:span>.</text:p>
      <text:p text:style-name="P80"/>
      <text:p text:style-name="P32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32"/>
      <text:p text:style-name="P32">Задача <text:span text:style-name="T23">10</text:span>.</text:p>
      <text:p text:style-name="P32"/>
      <text:p text:style-name="P80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80"/>
      <text:p text:style-name="P32">Задача <text:span text:style-name="T23">11</text:span>.</text:p>
      <text:p text:style-name="P32"/>
      <text:p text:style-name="P81">v = <draw:frame draw:style-name="fr1" draw:name="Object43" text:anchor-type="as-char" svg:y="-0.437cm" svg:width="0.556cm" svg:height="0.527cm" draw:z-index="3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81"/>
      <text:p text:style-name="P33">Задача <text:span text:style-name="T23">12</text:span>.</text:p>
      <text:p text:style-name="P33"/>
      <text:p text:style-name="P82"><draw:frame draw:style-name="fr1" draw:name="Object44" text:anchor-type="as-char" svg:y="-0.437cm" svg:width="0.554cm" svg:height="0.527cm" draw:z-index="32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80"/>
      <text:p text:style-name="P80"/>
      <text:p text:style-name="P80"/>
      <text:p text:style-name="P6">§ <text:span text:style-name="T25">6</text:span></text:p>
      <text:p text:style-name="P6"/>
      <text:p text:style-name="P34">Задача <text:span text:style-name="T23">1</text:span>.</text:p>
      <text:p text:style-name="P34"/>
      <text:p text:style-name="P34"><draw:frame draw:style-name="fr1" draw:name="Object23" text:anchor-type="as-char" svg:y="-0.681cm" svg:width="1.205cm" svg:height="1.058cm" draw:z-index="40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50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5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5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55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34"/>
      <text:p text:style-name="P34"><draw:frame draw:style-name="fr1" draw:name="Object41" text:anchor-type="as-char" svg:y="-0.619cm" svg:width="5.472cm" svg:height="0.998cm" draw:z-index="56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5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58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34"/>
      <text:p text:style-name="P35">Задача <text:span text:style-name="T26">2</text:span>.</text:p>
      <text:p text:style-name="P35"/>
      <text:p text:style-name="P83">Доказательство: 29 * 13 + 29 * 18 = 29 (13 + 18) = 29 * 31</text:p>
      <text:p text:style-name="P83"/>
      <text:p text:style-name="P83"/>
      <text:p text:style-name="P7">§ <text:span text:style-name="T28">7</text:span></text:p>
      <text:p text:style-name="P7"/>
      <text:p text:style-name="P36">Задача <text:span text:style-name="T23">1</text:span>.</text:p>
      <text:p text:style-name="P84"/>
      <text:p text:style-name="P84">Нет. Обратное число существует для любого, кроме нуля.</text:p>
      <text:p text:style-name="P84"/>
      <text:p text:style-name="P84"/>
      <text:p text:style-name="P8">§ <text:span text:style-name="T29">9</text:span></text:p>
      <text:p text:style-name="P85"/>
      <text:p text:style-name="P37">Задача <text:span text:style-name="T23">1</text:span>.</text:p>
      <text:p text:style-name="P37"/>
      <text:p text:style-name="P86"><text:span text:style-name="T30">R = (</text:span>a * m) + <text:span text:style-name="T30">((A</text:span> — a) * n)</text:p>
      <text:p text:style-name="P86"/>
      <text:p text:style-name="P86">125 = (15 * 3) + ((<text:span text:style-name="T30">3</text:span>5 — 15)) * n)</text:p>
      <text:p text:style-name="P87">125 = 45 + 20 * n</text:p>
      <text:p text:style-name="P87">125 — 45 = 20n</text:p>
      <text:p text:style-name="P87">80 = 20 n</text:p>
      <text:p text:style-name="P87">n = 80 / 20</text:p>
      <text:p text:style-name="P87">n = 4 </text:p>
      <text:p text:style-name="P38"><text:soft-page-break/>Задача <text:span text:style-name="T30">2</text:span>.</text:p>
      <text:p text:style-name="P38"/>
      <text:p text:style-name="P90">v = V — S / t;</text:p>
      <text:p text:style-name="P89">V = S / t + v; </text:p>
      <text:p text:style-name="P88">S = (V — v) * t; </text:p>
      <text:p text:style-name="P88">t = S / (V — v).</text:p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140">S</text:p>
          </table:table-cell>
          <table:table-cell table:style-name="Table5.A1" office:value-type="string">
            <text:p text:style-name="P140">V</text:p>
          </table:table-cell>
          <table:table-cell table:style-name="Table5.A1" office:value-type="string">
            <text:p text:style-name="P140">v</text:p>
          </table:table-cell>
          <table:table-cell table:style-name="Table5.D1" office:value-type="string">
            <text:p text:style-name="P140">t</text:p>
          </table:table-cell>
        </table:table-row>
        <table:table-row>
          <table:table-cell table:style-name="Table5.A2" office:value-type="string">
            <text:p text:style-name="P140">40</text:p>
          </table:table-cell>
          <table:table-cell table:style-name="Table5.A2" office:value-type="string">
            <text:p text:style-name="P140">12</text:p>
          </table:table-cell>
          <table:table-cell table:style-name="Table5.A2" office:value-type="string">
            <text:p text:style-name="P142">2</text:p>
          </table:table-cell>
          <table:table-cell table:style-name="Table5.D2" office:value-type="string">
            <text:p text:style-name="P140">4</text:p>
          </table:table-cell>
        </table:table-row>
        <table:table-row>
          <table:table-cell table:style-name="Table5.A2" office:value-type="string">
            <text:p text:style-name="P140">20</text:p>
          </table:table-cell>
          <table:table-cell table:style-name="Table5.A2" office:value-type="string">
            <text:p text:style-name="P141">13</text:p>
          </table:table-cell>
          <table:table-cell table:style-name="Table5.A2" office:value-type="string">
            <text:p text:style-name="P140">3</text:p>
          </table:table-cell>
          <table:table-cell table:style-name="Table5.D2" office:value-type="string">
            <text:p text:style-name="P140">2</text:p>
          </table:table-cell>
        </table:table-row>
        <table:table-row>
          <table:table-cell table:style-name="Table5.A2" office:value-type="string">
            <text:p text:style-name="P141">36</text:p>
          </table:table-cell>
          <table:table-cell table:style-name="Table5.A2" office:value-type="string">
            <text:p text:style-name="P140">15</text:p>
          </table:table-cell>
          <table:table-cell table:style-name="Table5.A2" office:value-type="string">
            <text:p text:style-name="P140">3</text:p>
          </table:table-cell>
          <table:table-cell table:style-name="Table5.D2" office:value-type="string">
            <text:p text:style-name="P140">3</text:p>
          </table:table-cell>
        </table:table-row>
        <table:table-row>
          <table:table-cell table:style-name="Table5.A2" office:value-type="string">
            <text:p text:style-name="P140">98</text:p>
          </table:table-cell>
          <table:table-cell table:style-name="Table5.A2" office:value-type="string">
            <text:p text:style-name="P140">12,5</text:p>
          </table:table-cell>
          <table:table-cell table:style-name="Table5.A2" office:value-type="string">
            <text:p text:style-name="P140">2,7</text:p>
          </table:table-cell>
          <table:table-cell table:style-name="Table5.D2" office:value-type="string">
            <text:p text:style-name="P141">10</text:p>
          </table:table-cell>
        </table:table-row>
      </table:table>
      <text:p text:style-name="P38"/>
      <text:p text:style-name="P40">Задача <text:span text:style-name="T31">3</text:span>.</text:p>
      <text:p text:style-name="P40"/>
      <text:p text:style-name="P90">(a — 3) * b = (a * c) + d</text:p>
      <text:p text:style-name="P90"/>
      <text:p text:style-name="P90">(40 — 3) * 10 = (40 * 9) + d</text:p>
      <text:p text:style-name="P90">370 = 360 + d</text:p>
      <text:p text:style-name="P90">370 — 360 = d</text:p>
      <text:p text:style-name="P90">d = 10</text:p>
      <text:p text:style-name="P90"/>
      <text:p text:style-name="P40">Задача <text:span text:style-name="T31">4</text:span>.</text:p>
      <text:p text:style-name="P40"/>
      <text:p text:style-name="P93">(a — d) + b = (a + b) / 3</text:p>
      <text:p text:style-name="P93"/>
      <text:p text:style-name="P93">(40 — d) + 5 = (40 + 5) / 3</text:p>
      <text:p text:style-name="P93">(40 — d) + 5 = 15</text:p>
      <text:p text:style-name="P93">40 — d = 10</text:p>
      <text:p text:style-name="P93">d = 30</text:p>
      <text:p text:style-name="P91"/>
      <text:p text:style-name="P41">Задача <text:span text:style-name="T32">5</text:span>.</text:p>
      <text:p text:style-name="P41"/>
      <text:p text:style-name="P92">a + c = a * 2 — d</text:p>
      <text:p text:style-name="P92"/>
      <text:p text:style-name="P92">15 + 5 = 15 * 2 — d</text:p>
      <text:p text:style-name="P92">20 = 30 — d</text:p>
      <text:p text:style-name="P92">d = 30 — 20</text:p>
      <text:p text:style-name="P92">d = 10 <text:s text:c="2"/></text:p>
      <text:p text:style-name="P92"/>
      <text:p text:style-name="P92"><text:s/></text:p>
      <text:p text:style-name="P9">§ <text:span text:style-name="T33">11</text:span></text:p>
      <text:p text:style-name="P9"/>
      <text:p text:style-name="P42">Задача <text:span text:style-name="T33">1</text:span>.</text:p>
      <text:p text:style-name="P42"/>
      <text:p text:style-name="P94"><draw:frame draw:style-name="fr1" draw:name="Object48" text:anchor-type="as-char" svg:y="-0.377cm" svg:width="1.012cm" svg:height="0.531cm" draw:z-index="59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6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62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94"><draw:frame draw:style-name="fr1" draw:name="Object50" text:anchor-type="as-char" svg:y="-0.377cm" svg:width="1.884cm" svg:height="0.531cm" draw:z-index="63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1" draw:name="Object51" text:anchor-type="as-char" svg:y="-0.386cm" svg:width="3.454cm" svg:height="0.542cm" draw:z-index="64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94"><draw:frame draw:style-name="fr1" draw:name="Object54" text:anchor-type="as-char" svg:y="-0.683cm" svg:width="1.097cm" svg:height="1.062cm" draw:z-index="65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1" draw:name="Object53" text:anchor-type="as-char" svg:y="-0.377cm" svg:width="1.884cm" svg:height="0.531cm" draw:z-index="66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94"><text:soft-page-break/><draw:frame draw:style-name="fr1" draw:name="Object55" text:anchor-type="as-char" svg:y="-0.619cm" svg:width="1.134cm" svg:height="0.998cm" draw:z-index="25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95">h = <draw:frame draw:style-name="fr1" draw:name="Object56" text:anchor-type="as-char" svg:y="-0.619cm" svg:width="1.134cm" svg:height="0.998cm" draw:z-index="33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38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39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41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42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43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95"/>
      <text:p text:style-name="P43">Задача <text:span text:style-name="T36">2</text:span>.</text:p>
      <text:p text:style-name="P43"/>
      <text:p text:style-name="P43"><draw:frame draw:style-name="fr1" draw:name="Object62" text:anchor-type="as-char" svg:y="-0.437cm" svg:width="2.572cm" svg:height="0.591cm" draw:z-index="44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43"><draw:frame draw:style-name="fr1" draw:name="Object63" text:anchor-type="as-char" svg:y="-0.386cm" svg:width="4.59cm" svg:height="0.542cm" draw:z-index="46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43"><draw:frame draw:style-name="fr1" draw:name="Object64" text:anchor-type="as-char" svg:y="-0.377cm" svg:width="3.679cm" svg:height="0.531cm" draw:z-index="4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6"/>
      <text:p text:style-name="P96">150 — 25 = 60 + 22с</text:p>
      <text:p text:style-name="P96">125 = 60 + 22с</text:p>
      <text:p text:style-name="P96">125 — 60 = 22с</text:p>
      <text:p text:style-name="P96">65 = 22с</text:p>
      <text:p text:style-name="P96"><draw:frame draw:style-name="fr1" draw:name="Object65" text:anchor-type="as-char" svg:y="-0.619cm" svg:width="0.714cm" svg:height="0.998cm" draw:z-index="61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96">с =<draw:frame draw:style-name="fr1" draw:name="Object66" text:anchor-type="as-char" svg:y="-0.619cm" svg:width="0.963cm" svg:height="0.998cm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96"/>
      <text:p text:style-name="P44">Задача <text:span text:style-name="T38">3</text:span>.</text:p>
      <text:p text:style-name="P44"/>
      <text:p text:style-name="P97">1) s = a + (a — b) + n;<text:span text:style-name="T39"> проверка:</text:span> 50 = 20 + (20 — 5) + 15 <text:span text:style-name="T39">=&gt; 50 = 50</text:span> </text:p>
      <text:p text:style-name="P97">2) b = a — s + a + n =&gt; b = 20 — 50 + 20 + 15 = 5</text:p>
      <text:p text:style-name="P98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97"/>
      <text:p text:style-name="P45">Задача <text:span text:style-name="T39">4</text:span>.</text:p>
      <text:p text:style-name="P45"/>
      <text:p text:style-name="P100">1) (a * b) + c = d * (a + 8); проверка:<text:span text:style-name="T38"> (20 * 25) + 536 = 37 * (20 + 8) =&gt; 1036 = 1036</text:span></text:p>
      <text:p text:style-name="P99">2) c = d * (a + 8) - (a * b) = 37 * (20 + 8) — (20 * 25) = 536</text:p>
      <text:p text:style-name="P102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101"/>
      <text:p text:style-name="P46">Задача <text:span text:style-name="T40">5</text:span>.</text:p>
      <text:p text:style-name="P46"/>
      <text:p text:style-name="P103">1) a — c = (b — d) * m</text:p>
      <text:p text:style-name="P104"/>
      <text:p text:style-name="P103">2)</text:p>
      <text:p text:style-name="P103"/>
      <text:p text:style-name="P104"><text:s text:c="4"/><text:span text:style-name="T41">m = </text:span>a — c / <text:span text:style-name="T41">b — d</text:span></text:p>
      <text:p text:style-name="P104"><text:s text:c="4"/><text:span text:style-name="T41">b = (a — c + dm) / m</text:span></text:p>
      <text:p text:style-name="P104"><text:s text:c="4"/><text:span text:style-name="T41">a = </text:span>(b — d) * m <text:span text:style-name="T41">+ c</text:span></text:p>
      <text:p text:style-name="P104"><text:s text:c="4"/><text:span text:style-name="T42">d = (bm — (a — c)) / m</text:span></text:p>
      <text:p text:style-name="P104"><text:s text:c="4"/><text:span text:style-name="T41">c = a </text:span>—<text:span text:style-name="T41"> </text:span>(b — d) * m</text:p>
      <text:p text:style-name="P104"/>
      <text:p text:style-name="P104"/>
      <text:p text:style-name="P104"/>
      <text:p text:style-name="P104"/>
      <text:p text:style-name="P10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139"/>
          </table:table-cell>
          <table:table-cell table:style-name="Table6.B1" office:value-type="string">
            <text:p text:style-name="P143">c</text:p>
          </table:table-cell>
          <table:table-cell table:style-name="Table6.B1" office:value-type="string">
            <text:p text:style-name="P143">d</text:p>
          </table:table-cell>
          <table:table-cell table:style-name="Table6.B1" office:value-type="string">
            <text:p text:style-name="P143">a</text:p>
          </table:table-cell>
          <table:table-cell table:style-name="Table6.B1" office:value-type="string">
            <text:p text:style-name="P143">b</text:p>
          </table:table-cell>
          <table:table-cell table:style-name="Table6.B1" office:value-type="string">
            <text:p text:style-name="P143">m</text:p>
          </table:table-cell>
        </table:table-row>
        <table:table-row>
          <table:table-cell table:style-name="Table6.A2" office:value-type="string">
            <text:p text:style-name="P143">1</text:p>
          </table:table-cell>
          <table:table-cell table:style-name="Table6.B2" office:value-type="string">
            <text:p text:style-name="P143">250</text:p>
          </table:table-cell>
          <table:table-cell table:style-name="Table6.B2" office:value-type="string">
            <text:p text:style-name="P143">50</text:p>
          </table:table-cell>
          <table:table-cell table:style-name="Table6.B2" office:value-type="string">
            <text:p text:style-name="P143">1000</text:p>
          </table:table-cell>
          <table:table-cell table:style-name="Table6.B2" office:value-type="string">
            <text:p text:style-name="P143">300</text:p>
          </table:table-cell>
          <table:table-cell table:style-name="Table6.F2" office:value-type="string">
            <text:p text:style-name="P144">3</text:p>
          </table:table-cell>
        </table:table-row>
        <table:table-row>
          <table:table-cell table:style-name="Table6.A2" office:value-type="string">
            <text:p text:style-name="P143">2</text:p>
          </table:table-cell>
          <table:table-cell table:style-name="Table6.B2" office:value-type="string">
            <text:p text:style-name="P143">100</text:p>
          </table:table-cell>
          <table:table-cell table:style-name="Table6.B2" office:value-type="string">
            <text:p text:style-name="P143">600</text:p>
          </table:table-cell>
          <table:table-cell table:style-name="Table6.B2" office:value-type="string">
            <text:p text:style-name="P143">900</text:p>
          </table:table-cell>
          <table:table-cell table:style-name="Table6.B2" office:value-type="string">
            <text:p text:style-name="P145">800</text:p>
          </table:table-cell>
          <table:table-cell table:style-name="Table6.F2" office:value-type="string">
            <text:p text:style-name="P143">4</text:p>
          </table:table-cell>
        </table:table-row>
        <table:table-row>
          <table:table-cell table:style-name="Table6.A2" office:value-type="string">
            <text:p text:style-name="P143">3</text:p>
          </table:table-cell>
          <table:table-cell table:style-name="Table6.B2" office:value-type="string">
            <text:p text:style-name="P143">200</text:p>
          </table:table-cell>
          <table:table-cell table:style-name="Table6.B2" office:value-type="string">
            <text:p text:style-name="P143">300</text:p>
          </table:table-cell>
          <table:table-cell table:style-name="Table6.B2" office:value-type="string">
            <text:p text:style-name="P144">1200</text:p>
          </table:table-cell>
          <table:table-cell table:style-name="Table6.B2" office:value-type="string">
            <text:p text:style-name="P143">800</text:p>
          </table:table-cell>
          <table:table-cell table:style-name="Table6.F2" office:value-type="string">
            <text:p text:style-name="P143">2</text:p>
          </table:table-cell>
        </table:table-row>
        <table:table-row>
          <table:table-cell table:style-name="Table6.A2" office:value-type="string">
            <text:p text:style-name="P143">4</text:p>
          </table:table-cell>
          <table:table-cell table:style-name="Table6.B2" office:value-type="string">
            <text:p text:style-name="P143">500</text:p>
          </table:table-cell>
          <table:table-cell table:style-name="Table6.B2" office:value-type="string">
            <text:p text:style-name="P145">600</text:p>
          </table:table-cell>
          <table:table-cell table:style-name="Table6.B2" office:value-type="string">
            <text:p text:style-name="P143">2000</text:p>
          </table:table-cell>
          <table:table-cell table:style-name="Table6.B2" office:value-type="string">
            <text:p text:style-name="P143">900</text:p>
          </table:table-cell>
          <table:table-cell table:style-name="Table6.F2" office:value-type="string">
            <text:p text:style-name="P143">5</text:p>
          </table:table-cell>
        </table:table-row>
        <table:table-row>
          <table:table-cell table:style-name="Table6.A2" office:value-type="string">
            <text:p text:style-name="P143">5</text:p>
          </table:table-cell>
          <table:table-cell table:style-name="Table6.B2" office:value-type="string">
            <text:p text:style-name="P144">1000</text:p>
          </table:table-cell>
          <table:table-cell table:style-name="Table6.B2" office:value-type="string">
            <text:p text:style-name="P143">300</text:p>
          </table:table-cell>
          <table:table-cell table:style-name="Table6.B2" office:value-type="string">
            <text:p text:style-name="P143">2500</text:p>
          </table:table-cell>
          <table:table-cell table:style-name="Table6.B2" office:value-type="string">
            <text:p text:style-name="P143">800</text:p>
          </table:table-cell>
          <table:table-cell table:style-name="Table6.F2" office:value-type="string">
            <text:p text:style-name="P143">3</text:p>
          </table:table-cell>
        </table:table-row>
      </table:table>
      <text:p text:style-name="P103"/>
      <text:p text:style-name="P105">3)</text:p>
      <text:p text:style-name="P106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106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106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106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106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105"/>
      <text:p text:style-name="P47">Задача <text:span text:style-name="T43">6</text:span>.</text:p>
      <text:p text:style-name="P47"/>
      <text:p text:style-name="P108">1) <text:span text:style-name="T46"><text:s/>A = a + (a + b) +</text:span><text:span text:style-name="T46"><draw:frame draw:style-name="fr1" draw:name="Object69" text:anchor-type="as-char" svg:y="-0.66cm" svg:width="1.834cm" svg:height="1.037cm" draw:z-index="2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09">2)</text:p>
      <text:p text:style-name="P109">a) A = a + (a + 400) + ((a + (a + 400)) / 4) = 100 + (100 + 400) + ((100 + (100 + 400)) / 4) = <text:span text:style-name="T44">750 т</text:span></text:p>
      <text:p text:style-name="P110">б) <text:span text:style-name="T45">7200 = 2000 + (2000 + 800) + ((2000 + (2000 + 800))) / d</text:span></text:p>
      <text:p text:style-name="P107"><text:s text:c="4"/><text:span text:style-name="T45">7200 — 2000 — (2000 + 800) = (2000 + (2000 + 800)) / d</text:span></text:p>
      <text:p text:style-name="P107"><text:s text:c="4"/><text:span text:style-name="T45">2400 = (2000 + (2000 + 800)) / d</text:span></text:p>
      <text:p text:style-name="P107"><text:s text:c="4"/><text:span text:style-name="T45">2400d = 4800</text:span></text:p>
      <text:p text:style-name="P107"><text:s text:c="4"/><text:span text:style-name="T45">d = 4800 / 2400 = 2</text:span></text:p>
      <text:p text:style-name="P107"/>
      <text:p text:style-name="P107"/>
      <text:p text:style-name="P10">§ <text:span text:style-name="T33">12</text:span></text:p>
      <text:p text:style-name="P10"/>
      <text:p text:style-name="P48">Задача <text:span text:style-name="T47">1</text:span>.</text:p>
      <text:p text:style-name="P48"/>
      <text:p text:style-name="P111">2x + 1,75 = 2,3</text:p>
      <text:p text:style-name="P111">2x = 2,3 — 1, 75</text:p>
      <text:p text:style-name="P111">2x = 0,55</text:p>
      <text:p text:style-name="P111">x = 0,55 / 2 = 0,275</text:p>
      <text:p text:style-name="P111"/>
      <text:p text:style-name="P48">Задача <text:span text:style-name="T47">2</text:span>.</text:p>
      <text:p text:style-name="P48"/>
      <text:p text:style-name="P111">3x — 3,7 = 0,8</text:p>
      <text:p text:style-name="P111">3x = 0,8 + 3,7</text:p>
      <text:p text:style-name="P111"><text:soft-page-break/>3x = 4,5</text:p>
      <text:p text:style-name="P111">x = 4,5 / 3 = 1,5</text:p>
      <text:p text:style-name="P111"/>
      <text:p text:style-name="P48">Задача <text:span text:style-name="T47">3</text:span>.</text:p>
      <text:p text:style-name="P48"/>
      <text:p text:style-name="P111">x / 2,5 = 1,3</text:p>
      <text:p text:style-name="P111">x = 1,3 * 2,5</text:p>
      <text:p text:style-name="P111">x = 3,25</text:p>
      <text:p text:style-name="P111"/>
      <text:p text:style-name="P48">Задача <text:span text:style-name="T47">4</text:span>.</text:p>
      <text:p text:style-name="P48"/>
      <text:p text:style-name="P111">12,5 / x = 0,5</text:p>
      <text:p text:style-name="P111">12,5 = 0,5x</text:p>
      <text:p text:style-name="P111">x = 12,5 / 0,5 = 25</text:p>
      <text:p text:style-name="P111"/>
      <text:p text:style-name="P48">Задача <text:span text:style-name="T47">5</text:span>.</text:p>
      <text:p text:style-name="P48"/>
      <text:p text:style-name="P112">12*25 + 40x = 5 руб. 80 коп.</text:p>
      <text:p text:style-name="P113">300 + 40x <text:s/>= 580</text:p>
      <text:p text:style-name="P113">40x = 580 — 300</text:p>
      <text:p text:style-name="P113">40x = 280</text:p>
      <text:p text:style-name="P113">x = 280 / 40 = 7</text:p>
      <text:p text:style-name="P113"/>
      <text:p text:style-name="P113"/>
      <text:p text:style-name="P49"/>
      <text:p text:style-name="P11">ГЛАВА <text:span text:style-name="T48">II</text:span></text:p>
      <text:p text:style-name="P11"/>
      <text:p text:style-name="P11">§ <text:span text:style-name="T33">1</text:span></text:p>
      <text:p text:style-name="P11"/>
      <text:p text:style-name="P12">Упражнения</text:p>
      <text:p text:style-name="P11"/>
      <text:p text:style-name="P50"><text:span text:style-name="T47">1</text:span>.</text:p>
      <text:p text:style-name="P50"/>
      <text:p text:style-name="P114">3;<text:tab/>-3;<text:tab/>-2;</text:p>
      <text:p text:style-name="P114">2;<text:tab/>-2;<text:tab/>-3.</text:p>
      <text:p text:style-name="P114"/>
      <text:p text:style-name="P114">2.</text:p>
      <text:p text:style-name="P114"/>
      <text:p text:style-name="P114">7+(-3) = 7 — 3 = 4;<text:tab/>9+(-5) = 9 — 5 = 4.</text:p>
      <text:p text:style-name="P114"/>
      <text:p text:style-name="P114">3.</text:p>
      <text:p text:style-name="P114"/>
      <text:p text:style-name="P114">2;<text:tab/>0;<text:tab/>-4.</text:p>
      <text:p text:style-name="P114"/>
      <text:p text:style-name="P13">§ <text:span text:style-name="T49">2</text:span></text:p>
      <text:p text:style-name="P13"/>
      <text:p text:style-name="P14">Упражнения</text:p>
      <text:p text:style-name="P14"/>
      <text:p text:style-name="P115">1.</text:p>
      <text:p text:style-name="P115"/>
      <text:p text:style-name="P115">2 — 5 = -3, т. к. 5 — 3 = 2;</text:p>
      <text:p text:style-name="P115">4 — 9 = -5, т. к. 9 — 5 = 4. </text:p>
      <text:p text:style-name="P15"><text:soft-page-break/>§ <text:span text:style-name="T50">3</text:span></text:p>
      <text:p text:style-name="P15"/>
      <text:p text:style-name="P51">Задача <text:span text:style-name="T47">1</text:span>.</text:p>
      <text:p text:style-name="P5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C"/>
        <table:table-column table:style-name="Table7.H"/>
        <table:table-column table:style-name="Table7.C"/>
        <table:table-column table:style-name="Table7.H" table:number-columns-repeated="2"/>
        <table:table-column table:style-name="Table7.L"/>
        <table:table-column table:style-name="Table7.C"/>
        <table:table-row>
          <table:table-cell table:style-name="Table7.A1" office:value-type="string">
            <text:p text:style-name="P155">Промежуток времени</text:p>
          </table:table-cell>
          <table:table-cell table:style-name="Table7.B1" office:value-type="string">
            <text:p text:style-name="P146">От 0 ч.</text:p>
            <text:p text:style-name="P146">До 2 ч.</text:p>
          </table:table-cell>
          <table:table-cell table:style-name="Table7.B1" office:value-type="string">
            <text:p text:style-name="P146">2 ч.</text:p>
            <text:p text:style-name="P146">4 ч.</text:p>
          </table:table-cell>
          <table:table-cell table:style-name="Table7.B1" office:value-type="string">
            <text:p text:style-name="P146">4 ч.</text:p>
            <text:p text:style-name="P146">6 ч.</text:p>
          </table:table-cell>
          <table:table-cell table:style-name="Table7.B1" office:value-type="string">
            <text:p text:style-name="P146">6 ч.</text:p>
            <text:p text:style-name="P146">8 ч.</text:p>
          </table:table-cell>
          <table:table-cell table:style-name="Table7.B1" office:value-type="string">
            <text:p text:style-name="P146">8 ч.</text:p>
            <text:p text:style-name="P146">10 ч.</text:p>
          </table:table-cell>
          <table:table-cell table:style-name="Table7.B1" office:value-type="string">
            <text:p text:style-name="P146">10 ч.</text:p>
            <text:p text:style-name="P146">12 ч.</text:p>
          </table:table-cell>
          <table:table-cell table:style-name="Table7.B1" office:value-type="string">
            <text:p text:style-name="P146">12 ч.</text:p>
            <text:p text:style-name="P146">14 ч.</text:p>
          </table:table-cell>
          <table:table-cell table:style-name="Table7.B1" office:value-type="string">
            <text:p text:style-name="P146">14 ч.</text:p>
            <text:p text:style-name="P146">16 ч.</text:p>
          </table:table-cell>
          <table:table-cell table:style-name="Table7.B1" office:value-type="string">
            <text:p text:style-name="P146">16 ч.</text:p>
            <text:p text:style-name="P146">18 ч.</text:p>
          </table:table-cell>
          <table:table-cell table:style-name="Table7.B1" office:value-type="string">
            <text:p text:style-name="P146">18 ч.</text:p>
            <text:p text:style-name="P146">20 ч.</text:p>
          </table:table-cell>
          <table:table-cell table:style-name="Table7.B1" office:value-type="string">
            <text:p text:style-name="P146">20 ч.</text:p>
            <text:p text:style-name="P146">22 ч.</text:p>
          </table:table-cell>
          <table:table-cell table:style-name="Table7.B1" office:value-type="string">
            <text:p text:style-name="P147">22 ч.</text:p>
            <text:p text:style-name="P150">24 ч.</text:p>
          </table:table-cell>
        </table:table-row>
        <table:table-row>
          <table:table-cell table:style-name="Table7.A2" office:value-type="string">
            <text:p text:style-name="P152">Приращение температуры <text:span text:style-name="T52">(в ºC)</text:span></text:p>
          </table:table-cell>
          <table:table-cell table:style-name="Table7.B2" office:value-type="string">
            <text:p text:style-name="P152">-<text:span text:style-name="T51">2</text:span></text:p>
          </table:table-cell>
          <table:table-cell table:style-name="Table7.B2" office:value-type="string">
            <text:p text:style-name="P152">-<text:span text:style-name="T51">1</text:span></text:p>
          </table:table-cell>
          <table:table-cell table:style-name="Table7.B2" office:value-type="string">
            <text:p text:style-name="P150">0</text:p>
          </table:table-cell>
          <table:table-cell table:style-name="Table7.B2" office:value-type="string">
            <text:p text:style-name="P150">+2</text:p>
          </table:table-cell>
          <table:table-cell table:style-name="Table7.B2" office:value-type="string">
            <text:p text:style-name="P150">+3</text:p>
          </table:table-cell>
          <table:table-cell table:style-name="Table7.B2" office:value-type="string">
            <text:p text:style-name="P150">+3</text:p>
          </table:table-cell>
          <table:table-cell table:style-name="Table7.B2" office:value-type="string">
            <text:p text:style-name="P150">+2</text:p>
          </table:table-cell>
          <table:table-cell table:style-name="Table7.B2" office:value-type="string">
            <text:p text:style-name="P152">-<text:span text:style-name="T51">1</text:span></text:p>
          </table:table-cell>
          <table:table-cell table:style-name="Table7.B2" office:value-type="string">
            <text:p text:style-name="P152">-<text:span text:style-name="T51">1</text:span></text:p>
          </table:table-cell>
          <table:table-cell table:style-name="Table7.B2" office:value-type="string">
            <text:p text:style-name="P152">-<text:span text:style-name="T51">1</text:span></text:p>
          </table:table-cell>
          <table:table-cell table:style-name="Table7.B2" office:value-type="string">
            <text:p text:style-name="P152">-<text:span text:style-name="T51">2</text:span></text:p>
          </table:table-cell>
          <table:table-cell table:style-name="Table7.A2" office:value-type="string">
            <text:p text:style-name="P152">-<text:span text:style-name="T51">2</text:span></text:p>
          </table:table-cell>
        </table:table-row>
      </table:table>
      <text:p text:style-name="P51"/>
      <text:p text:style-name="P52">Задача <text:span text:style-name="T53">2</text:span>.</text:p>
      <text:p text:style-name="P5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3"/>
        <table:table-column table:style-name="Table8.G"/>
        <table:table-column table:style-name="Table8.H"/>
        <table:table-row>
          <table:table-cell table:style-name="Table8.A1" office:value-type="string">
            <text:p text:style-name="P156">Изменение значений стороны квадрата</text:p>
          </table:table-cell>
          <table:table-cell table:style-name="Table8.B1" office:value-type="string">
            <text:p text:style-name="P148">От <text:span text:style-name="T53">0,5</text:span> см.</text:p>
            <text:p text:style-name="P148">До <text:span text:style-name="T53">1</text:span> см.</text:p>
          </table:table-cell>
          <table:table-cell table:style-name="Table8.B1" office:value-type="string">
            <text:p text:style-name="P148"><text:span text:style-name="T53">1</text:span> см.</text:p>
            <text:p text:style-name="P148"><text:span text:style-name="T53">1,5</text:span> см.</text:p>
          </table:table-cell>
          <table:table-cell table:style-name="Table8.B1" office:value-type="string">
            <text:p text:style-name="P148"><text:span text:style-name="T53">1,5</text:span> см.</text:p>
            <text:p text:style-name="P148"><text:span text:style-name="T53">2</text:span> см.</text:p>
          </table:table-cell>
          <table:table-cell table:style-name="Table8.B1" office:value-type="string">
            <text:p text:style-name="P148"><text:span text:style-name="T53">2</text:span> см.</text:p>
            <text:p text:style-name="P148"><text:span text:style-name="T53">2,5</text:span> см.</text:p>
          </table:table-cell>
          <table:table-cell table:style-name="Table8.B1" office:value-type="string">
            <text:p text:style-name="P148"><text:span text:style-name="T53">2,5</text:span> см.</text:p>
            <text:p text:style-name="P148"><text:span text:style-name="T53">3</text:span> см.</text:p>
          </table:table-cell>
          <table:table-cell table:style-name="Table8.B1" office:value-type="string">
            <text:p text:style-name="P148"><text:span text:style-name="T53">3</text:span> см.</text:p>
            <text:p text:style-name="P148"><text:span text:style-name="T53">3,5</text:span> см.</text:p>
          </table:table-cell>
          <table:table-cell table:style-name="Table8.B1" office:value-type="string">
            <text:p text:style-name="P148"><text:span text:style-name="T53">3,5</text:span> см.</text:p>
            <text:p text:style-name="P148">4 см.</text:p>
          </table:table-cell>
        </table:table-row>
        <table:table-row>
          <table:table-cell table:style-name="Table8.A2" office:value-type="string">
            <text:p text:style-name="P153">Приращение площади квадрата </text:p>
            <text:p text:style-name="P153"><text:span text:style-name="T52">(в см</text:span><text:span text:style-name="T54">2</text:span><text:span text:style-name="T52">)</text:span></text:p>
          </table:table-cell>
          <table:table-cell table:style-name="Table8.B2" office:value-type="string">
            <text:p text:style-name="P158">+0,75</text:p>
          </table:table-cell>
          <table:table-cell table:style-name="Table8.B2" office:value-type="string">
            <text:p text:style-name="P158">+1,25</text:p>
          </table:table-cell>
          <table:table-cell table:style-name="Table8.B2" office:value-type="string">
            <text:p text:style-name="P158">+1,75</text:p>
          </table:table-cell>
          <table:table-cell table:style-name="Table8.B2" office:value-type="string">
            <text:p text:style-name="P158">+2,25</text:p>
          </table:table-cell>
          <table:table-cell table:style-name="Table8.B2" office:value-type="string">
            <text:p text:style-name="P158">+2,75</text:p>
          </table:table-cell>
          <table:table-cell table:style-name="Table8.B2" office:value-type="string">
            <text:p text:style-name="P158">+3,25</text:p>
          </table:table-cell>
          <table:table-cell table:style-name="Table8.A2" office:value-type="string">
            <text:p text:style-name="P158"><text:span text:style-name="T55">+</text:span>3,75</text:p>
          </table:table-cell>
        </table:table-row>
      </table:table>
      <text:p text:style-name="P123"/>
      <text:p text:style-name="P53">Задача <text:span text:style-name="T56">3</text:span>.</text:p>
      <text:p text:style-name="P5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C"/>
        <table:table-column table:style-name="Table9.H"/>
        <table:table-column table:style-name="Table9.C"/>
        <table:table-column table:style-name="Table9.H" table:number-columns-repeated="2"/>
        <table:table-column table:style-name="Table9.L"/>
        <table:table-column table:style-name="Table9.C"/>
        <table:table-column table:style-name="Table9.H"/>
        <table:table-row>
          <table:table-cell table:style-name="Table9.A1" office:value-type="string">
            <text:p text:style-name="P157">Время измерения</text:p>
          </table:table-cell>
          <table:table-cell table:style-name="Table9.B1" office:value-type="string">
            <text:p text:style-name="P149">0 ч.</text:p>
          </table:table-cell>
          <table:table-cell table:style-name="Table9.B1" office:value-type="string">
            <text:p text:style-name="P149">2 ч.</text:p>
          </table:table-cell>
          <table:table-cell table:style-name="Table9.B1" office:value-type="string">
            <text:p text:style-name="P149">4 ч.</text:p>
          </table:table-cell>
          <table:table-cell table:style-name="Table9.B1" office:value-type="string">
            <text:p text:style-name="P149">6 ч.</text:p>
          </table:table-cell>
          <table:table-cell table:style-name="Table9.B1" office:value-type="string">
            <text:p text:style-name="P149">8 ч.</text:p>
          </table:table-cell>
          <table:table-cell table:style-name="Table9.B1" office:value-type="string">
            <text:p text:style-name="P149">10 ч.</text:p>
          </table:table-cell>
          <table:table-cell table:style-name="Table9.B1" office:value-type="string">
            <text:p text:style-name="P149">12 ч.</text:p>
          </table:table-cell>
          <table:table-cell table:style-name="Table9.B1" office:value-type="string">
            <text:p text:style-name="P149">14 ч.</text:p>
          </table:table-cell>
          <table:table-cell table:style-name="Table9.B1" office:value-type="string">
            <text:p text:style-name="P149">16 ч.</text:p>
          </table:table-cell>
          <table:table-cell table:style-name="Table9.B1" office:value-type="string">
            <text:p text:style-name="P149">18 ч.</text:p>
          </table:table-cell>
          <table:table-cell table:style-name="Table9.B1" office:value-type="string">
            <text:p text:style-name="P149">20 ч.</text:p>
          </table:table-cell>
          <table:table-cell table:style-name="Table9.B1" office:value-type="string">
            <text:p text:style-name="P149">22 ч.</text:p>
          </table:table-cell>
          <table:table-cell table:style-name="Table9.B1" office:value-type="string">
            <text:p text:style-name="P149">2<text:span text:style-name="T57">4</text:span> ч.</text:p>
          </table:table-cell>
        </table:table-row>
        <table:table-row>
          <table:table-cell table:style-name="Table9.A2" office:value-type="string">
            <text:p text:style-name="P154">Температура</text:p>
            <text:p text:style-name="P154"><text:span text:style-name="T58">(в ºC)</text:span> </text:p>
          </table:table-cell>
          <table:table-cell table:style-name="Table9.B2" office:value-type="string">
            <text:p text:style-name="P159">+10º</text:p>
          </table:table-cell>
          <table:table-cell table:style-name="Table9.B2" office:value-type="string">
            <text:p text:style-name="P159">+9º</text:p>
          </table:table-cell>
          <table:table-cell table:style-name="Table9.B2" office:value-type="string">
            <text:p text:style-name="P159">+7º</text:p>
          </table:table-cell>
          <table:table-cell table:style-name="Table9.B2" office:value-type="string">
            <text:p text:style-name="P159">+7º</text:p>
          </table:table-cell>
          <table:table-cell table:style-name="Table9.B2" office:value-type="string">
            <text:p text:style-name="P159">+10º</text:p>
          </table:table-cell>
          <table:table-cell table:style-name="Table9.B2" office:value-type="string">
            <text:p text:style-name="P151">+<text:span text:style-name="T57">14º</text:span></text:p>
          </table:table-cell>
          <table:table-cell table:style-name="Table9.B2" office:value-type="string">
            <text:p text:style-name="P151">+<text:span text:style-name="T57">20º</text:span></text:p>
          </table:table-cell>
          <table:table-cell table:style-name="Table9.B2" office:value-type="string">
            <text:p text:style-name="P159">+22º</text:p>
          </table:table-cell>
          <table:table-cell table:style-name="Table9.B2" office:value-type="string">
            <text:p text:style-name="P159">+22º</text:p>
          </table:table-cell>
          <table:table-cell table:style-name="Table9.B2" office:value-type="string">
            <text:p text:style-name="P159">+19º</text:p>
          </table:table-cell>
          <table:table-cell table:style-name="Table9.B2" office:value-type="string">
            <text:p text:style-name="P159">+16º</text:p>
          </table:table-cell>
          <table:table-cell table:style-name="Table9.A2" office:value-type="string">
            <text:p text:style-name="P159">+11º</text:p>
          </table:table-cell>
          <table:table-cell table:style-name="Table9.N2" office:value-type="string">
            <text:p text:style-name="P159">+9º</text:p>
          </table:table-cell>
        </table:table-row>
      </table:table>
      <text:p text:style-name="P124"/>
      <text:p text:style-name="P124"/>
      <text:p text:style-name="P16">§ <text:span text:style-name="T59">5</text:span></text:p>
      <text:p text:style-name="P16"/>
      <text:p text:style-name="P54">Задача <text:span text:style-name="T59">1</text:span>.</text:p>
      <text:p text:style-name="P54"/>
      <text:p text:style-name="P54"><draw:frame draw:style-name="fr2" draw:name="Object67" text:anchor-type="paragraph" svg:x="0.612cm" svg:y="0.123cm" svg:width="14.437cm" svg:height="2.14cm" draw:z-index="3"><draw:object xlink:href="./Object 67" xlink:type="simple" xlink:show="embed" xlink:actuate="onLoad"/><draw:image xlink:href="./ObjectReplacements/Object 67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17">§ <text:span text:style-name="T60">6</text:span></text:p>
      <text:p text:style-name="P17"/>
      <text:p text:style-name="P17">Упражнения</text:p>
      <text:p text:style-name="P17"/>
      <text:p text:style-name="P116">1.</text:p>
      <text:p text:style-name="P116"/>
      <text:p text:style-name="P116">-8;<text:tab/>-5;<text:tab/>2.</text:p>
      <text:p text:style-name="P116"/>
      <text:p text:style-name="P116">2.</text:p>
      <text:p text:style-name="P116"/>
      <text:p text:style-name="P116">x = 10;<text:tab/><text:tab/>x = 6;</text:p>
      <text:p text:style-name="P116">x = -5;<text:tab/><text:tab/>x = -5.</text:p>
      <text:p text:style-name="P116"/>
      <text:p text:style-name="P116"/>
      <text:p text:style-name="P116"/>
      <text:p text:style-name="P18"><text:soft-page-break/>§ <text:span text:style-name="T61">8</text:span></text:p>
      <text:p text:style-name="P18"/>
      <text:p text:style-name="P18">Упражнения</text:p>
      <text:p text:style-name="P18"/>
      <text:p text:style-name="P117">1.</text:p>
      <text:p text:style-name="P117"/>
      <text:p text:style-name="P117">5;<text:tab/>-6;<text:tab/>-1;<text:tab/>5.</text:p>
      <text:p text:style-name="P117"/>
      <text:p text:style-name="P117">2.</text:p>
      <text:p text:style-name="P117"/>
      <text:p text:style-name="P117">1;<text:tab/>39.</text:p>
      <text:p text:style-name="P117"/>
      <text:p text:style-name="P117">3.</text:p>
      <text:p text:style-name="P117"/>
      <text:p text:style-name="P117">x = -9;<text:tab/><text:tab/>x = 25.</text:p>
      <text:p text:style-name="P117"/>
      <text:p text:style-name="P117"/>
      <text:p text:style-name="P19">§ <text:span text:style-name="T62">9</text:span></text:p>
      <text:p text:style-name="P19"/>
      <text:p text:style-name="P19">Упражнения</text:p>
      <text:p text:style-name="P19"/>
      <text:p text:style-name="P118">1.</text:p>
      <text:p text:style-name="P118"/>
      <text:p text:style-name="P118">4.</text:p>
      <text:p text:style-name="P118"/>
      <text:p text:style-name="P118">2.</text:p>
      <text:p text:style-name="P118"/>
      <text:p text:style-name="P118">-7.</text:p>
      <text:p text:style-name="P118"/>
      <text:p text:style-name="P118"/>
      <text:p text:style-name="P162">§ <text:span text:style-name="T63">10</text:span></text:p>
      <text:p text:style-name="P162"/>
      <text:p text:style-name="P162">Упражнения</text:p>
      <text:p text:style-name="P162"/>
      <text:p text:style-name="P165">1.</text:p>
      <text:p text:style-name="P165"/>
      <text:p text:style-name="P165">3 &gt; -7;<text:tab/><text:tab/>-4 &gt; -7;<text:tab/>0 &lt; 5;<text:tab/><text:tab/>-6 &lt; 3.</text:p>
      <text:p text:style-name="P165"/>
      <text:p text:style-name="P165">2.</text:p>
      <text:p text:style-name="P165"/>
      <text:p text:style-name="P165">1) a &lt; x &lt; b;</text:p>
      <text:p text:style-name="P166">2) <text:span text:style-name="T64">a </text:span><text:span text:style-name="T65">≤ x ≤ b</text:span>;</text:p>
      <text:p text:style-name="P165">3) 0 &lt; a &lt; <text:span text:style-name="T64">1</text:span>.</text:p>
      <text:p text:style-name="P165"/>
      <text:p text:style-name="P165"/>
      <text:p text:style-name="P163">§ <text:span text:style-name="T63">11</text:span></text:p>
      <text:p text:style-name="P163"/>
      <text:p text:style-name="P161">Задача <text:span text:style-name="T59">1</text:span>.</text:p>
      <text:p text:style-name="P161"/>
      <text:p text:style-name="P167">AB = 5;<text:tab/>BA = -5.</text:p>
      <text:p text:style-name="P167"/>
      <text:p text:style-name="P167"/>
      <text:p text:style-name="P161"><text:soft-page-break/>Задача <text:span text:style-name="T66">2</text:span>.</text:p>
      <text:p text:style-name="P161"/>
      <text:p text:style-name="P167">B = -<text:span text:style-name="T67">4 — 3 = -7</text:span>.</text:p>
      <text:p text:style-name="P167"/>
      <text:p text:style-name="P161">Задача <text:span text:style-name="T66">3</text:span>.</text:p>
      <text:p text:style-name="P161"/>
      <text:p text:style-name="P167"><text:span text:style-name="T68">A = 4 + 6 = 10</text:span>.</text:p>
      <text:p text:style-name="P167"/>
      <text:p text:style-name="P167"/>
      <text:p text:style-name="P164">§ <text:span text:style-name="T63">12</text:span></text:p>
      <text:p text:style-name="P164"/>
      <text:p text:style-name="P164">Упражнения</text:p>
      <text:p text:style-name="P164"/>
      <text:p text:style-name="P168">1. -15.<text:tab/><text:tab/>2. 35.<text:tab/><text:tab/>3. -10.<text:tab/><text:tab/>4. 0.</text:p>
      <text:p text:style-name="P168"/>
      <text:p text:style-name="P168">5. 5.<text:tab/><text:tab/>6. -<text:span text:style-name="T69">2</text:span>8.</text:p>
      <text:p text:style-name="P168"/>
      <text:p text:style-name="P168">7. x = -3.<text:tab/>8. x = -7.<text:tab/>9. x = 100<text:tab/>10. x = 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1-03T22:34:29.513316483</dc:date>
    <dc:creator>Игорь </dc:creator>
    <meta:editing-duration>PT6H5M51S</meta:editing-duration>
    <meta:editing-cycles>67</meta:editing-cycles>
    <meta:generator>LibreOffice/6.1.1.2$MacOSX_X86_64 LibreOffice_project/5d19a1bfa650b796764388cd8b33a5af1f5baa1b</meta:generator>
    <meta:document-statistic meta:table-count="9" meta:image-count="0" meta:object-count="68" meta:page-count="12" meta:paragraph-count="484" meta:word-count="1617" meta:character-count="5516" meta:non-whitespace-character-count="4230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1" loext:max-denominator-value="9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ort-by-x-values="true" chart:right-angled-axes="true" chart:data-label-number="none" chart:data-label-text="true" chart:data-label-symbol="false"/>
    </style:style>
    <style:style style:name="ch3" style:family="chart" style:data-style-name="N107">
      <style:chart-properties chart:display-label="true" chart:tick-marks-major-inner="true" chart:tick-marks-major-outer="true" chart:logarithmic="false" chart:minimum="-3" chart:maximum="3" chart:origin="0" chart:interval-major="1" chart:reverse-direction="false" text:line-break="false" loext:try-staggering-first="false" chart:label-arrangement="side-by-sid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37cm" svg:height="2.139cm" xlink:href="." xlink:type="simple" chart:class="chart:scatter" chart:style-name="ch1">
        <chart:plot-area chart:style-name="ch2" chart:data-source-has-labels="both" svg:x="2.365cm" svg:y="0.749cm" svg:width="9.613cm" svg:height="0.928cm">
          <chartooo:coordinate-region svg:x="2.699cm" svg:y="0.749cm" svg:width="8.999cm" svg:height="0.299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,3</text:p>
              </table:table-cell>
              <table:table-cell office:value-type="float" office:value="-1.3">
                <text:p>-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3/4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